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c4a0" officeooo:paragraph-rsid="0001c4a0"/>
    </style:style>
    <style:style style:name="P2" style:family="paragraph" style:parent-style-name="Standard">
      <style:text-properties officeooo:rsid="0003ba22" officeooo:paragraph-rsid="0003ba22"/>
    </style:style>
    <style:style style:name="T1" style:family="text">
      <style:text-properties officeooo:rsid="0003b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 only the physic<text:span text:style-name="T1">s</text:span>, comptetion, training, concentration , injury because <text:s/>a lot of training, before not a sport but now it has turn to a sport with schedule, regular tra</text:p>
      <text:p text:style-name="P2">rythm cardiac high in sports and esports, but also when we stress about an exam of smth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9:33:20.417779101</meta:creation-date>
    <dc:date>2020-03-05T10:31:08.175667864</dc:date>
    <meta:editing-duration>PT33S</meta:editing-duration>
    <meta:editing-cycles>1</meta:editing-cycles>
    <meta:document-statistic meta:table-count="0" meta:image-count="0" meta:object-count="0" meta:page-count="1" meta:paragraph-count="2" meta:word-count="47" meta:character-count="260" meta:non-whitespace-character-count="213"/>
    <meta:generator>LibreOffice/6.0.7.3$Linux_X86_64 LibreOffice_project/00m0$Build-3</meta:generator>
  </office:meta>
</office:document-meta>
</file>